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weight="normal" style:font-weight-asian="normal" style:font-weight-complex="normal"/>
    </style:style>
    <style:style style:name="T7" style:family="text">
      <style:text-properties officeooo:rsid="00ddb14a"/>
    </style:style>
    <style:style style:name="T8" style:family="text">
      <style:text-properties officeooo:rsid="00e6c0cb"/>
    </style:style>
    <style:style style:name="T9"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51"/>
      <text:p text:style-name="P51"/>
      <text:p text:style-name="P51"/>
      <text:p text:style-name="P51"/>
      <text:p text:style-name="P51"/>
      <text:p text:style-name="P5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2"><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2"><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2"><text:span text:style-name="T2">. . .</text:span></text:p>
      <text:p text:style-name="P24"><text:span text:style-name="T2"/></text:p>
      <text:p text:style-name="P4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3"><text:span text:style-name="T2">. . .</text:span></text:p>
      <text:p text:style-name="P25"><text:span text:style-name="T2"/></text:p>
      <text:p text:style-name="P4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4"><text:span text:style-name="T2">. . .</text:span></text:p>
      <text:p text:style-name="P26"><text:span text:style-name="T2"/></text:p>
      <text:p text:style-name="P41"><text:span text:style-name="T2">we ended up drinking Woodford Reserve and eating mushies, listening to records, smoking cigarettes and typing on my Rebound. Eventually, Cait announced it was, “Time to get vertical——no, I mean horizontal!”</text:span></text:p>
      <text:p text:style-name="P41"><text:span text:style-name="T2"/></text:p>
      <text:p text:style-name="P4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5"><text:span text:style-name="T2">. . .</text:span></text:p>
      <text:p text:style-name="P27"><text:span text:style-name="T2"/></text:p>
      <text:p text:style-name="P4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3"><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5"><text:span text:style-name="T2">. . .</text:span></text:p>
      <text:p text:style-name="P27"><text:span text:style-name="T2"/></text:p>
      <text:p text:style-name="P43"><text:span text:style-name="T2">I worked most of the night (person on parole and conflicted abortion lady) took a bath, talked to Cait and cuddled Nutmeg. I fell asleep around 11PM after letting my phone die from scrolling.</text:span></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4"><text:soft-page-break/>I.IV</text:p>
      <text:p text:style-name="P44"><text:span text:style-name="T2"/></text:p>
      <text:p text:style-name="P4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3"><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6"><text:span text:style-name="T2">. . .</text:span></text:p>
      <text:p text:style-name="P28"><text:span text:style-name="T2"/></text:p>
      <text:p text:style-name="P4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6"><text:soft-page-break/>I.V</text:p>
      <text:p text:style-name="P46"/>
      <text:p text:style-name="P21">Weird dreams about a snake trying to <text:span text:style-name="T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7"><text:span text:style-name="T2">. . .</text:span></text:p>
      <text:p text:style-name="P29"><text:span text:style-name="T2"/></text:p>
      <text:p text:style-name="P4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7"><text:span text:style-name="T2"><text:s text:c="3"/>I came home, typed 10 mins of tape, ate some noodles Sunny had made and fell asleep.</text:span></text:p>
      <text:p text:style-name="P47"><text:span text:style-name="T2"/></text:p>
      <text:p text:style-name="P47"><text:span text:style-name="T2"/></text:p>
      <text:p text:style-name="P47"><text:span text:style-name="T2"/></text:p>
      <text:p text:style-name="P47"><text:soft-page-break/>I.VI</text:p>
      <text:p text:style-name="P47"><text:span text:style-name="T2"/></text:p>
      <text:p text:style-name="P4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8"><text:span text:style-name="T2">. . .</text:span></text:p>
      <text:p text:style-name="P30"><text:span text:style-name="T2"/></text:p>
      <text:p text:style-name="P4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8"><text:span text:style-name="T2"><text:s text:c="3"/>I was spinning when I got to bed and so happy to listen to Cait talk about her grandmother. She asked me why I was crying. I said it was the happiest she’d ever seemed. </text:span></text:p>
      <text:p text:style-name="P48"><text:span text:style-name="T2"/></text:p>
      <text:p text:style-name="P49">I.VII</text:p>
      <text:p text:style-name="P49"/>
      <text:p text:style-name="P22">Woke at Cait’s, ate a clementine, made <text:span text:style-name="T9">a French press and wrote in my journal on the couch.</text:span></text:p>
      <text:p text:style-name="P31"><text:span text:style-name="T2"/></text:p>
      <text:p text:style-name="P39"><text:span text:style-name="T2">. . .</text:span></text:p>
      <text:p text:style-name="P31"><text:span text:style-name="T2"/></text:p>
      <text:p text:style-name="P5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1"><text:span text:style-name="T2"/></text:p>
      <text:p text:style-name="P39"><text:span text:style-name="T2">. . .</text:span></text:p>
      <text:p text:style-name="P31"><text:span text:style-name="T2"/></text:p>
      <text:p text:style-name="P5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0"><text:span text:style-name="T2"/></text:p>
      <text:p text:style-name="P50"><text:span text:style-name="T2"/></text:p>
      <text:p text:style-name="P50"><text:span text:style-name="T2"/></text:p>
      <text:p text:style-name="P50"><text:soft-page-break/>I.VIII</text:p>
      <text:p text:style-name="P50"><text:span text:style-name="T2"/></text:p>
      <text:p text:style-name="P50"><text:span text:style-name="T2">Woke at 9:45,</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00:07:19.576521867</dc:date>
    <meta:editing-duration>P4DT8H46M12S</meta:editing-duration>
    <meta:editing-cycles>167</meta:editing-cycles>
    <meta:generator>LibreOffice/7.3.7.2$Linux_X86_64 LibreOffice_project/30$Build-2</meta:generator>
    <meta:print-date>2024-07-07T17:40:57.703901491</meta:print-date>
    <meta:document-statistic meta:table-count="0" meta:image-count="0" meta:object-count="0" meta:page-count="19" meta:paragraph-count="120" meta:word-count="3385" meta:character-count="17652" meta:non-whitespace-character-count="14262"/>
  </office:meta>
</office:document-meta>
</file>